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Comparato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Comparator.NullComparator( Comparator nonNullComparator , boolean nullsAreHig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llComparator.NullComparator( Comparator nonNull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Comparator.NullComparator( boolean nullsAre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ullComparator.compare( Object o1 , Object o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llComparator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llComparator.Null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